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min-height="2.964cm" fo:min-width="6.819cm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5cm" fo:min-width="3.044cm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875cm" fo:min-width="3.044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875cm" fo:min-width="6.646cm"/>
    </style:style>
    <style:style style:name="gr12" style:family="graphic" style:parent-style-name="standard">
      <style:graphic-properties draw:stroke="dash" draw:stroke-dash="Fine_20_Dashed"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217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79cm" fo:min-width="0.529cm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79cm" fo:min-width="0.966cm" fo:padding-top="0.139cm" fo:padding-bottom="0.139cm" fo:padding-left="0.264cm" fo:padding-right="0.264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99cm" fo:min-width="1.645cm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ffff" draw:opacity="100%" draw:opacity-name="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71cm" fo:min-width="1.617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b2b2b2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-color="#ffffff" draw:opacity="100%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2" draw:layer="layout" svg:width="7.369cm" svg:height="3.264cm" svg:x="12.957cm" svg:y="1.626cm">
              <text:p text:style-name="P1"><text:span text:style-name="T1">transaction id: aa1136...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13.073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16.673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13.081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2" draw:id="id2">
            <draw:custom-shape draw:style-name="gr1" draw:text-style-name="P2" draw:layer="layout" svg:width="7.369cm" svg:height="3.264cm" svg:x="2.744cm" svg:y="1.626cm">
              <text:p text:style-name="P1"><text:span text:style-name="T1">transaction id: 933cd8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6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6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8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6" draw:layer="layout" draw:type="lines" svg:x1="12.957cm" svg:y1="3.258cm" svg:x2="10.113cm" svg:y2="3.258cm" draw:start-shape="id1" draw:start-glue-point="3" draw:end-shape="id2" svg:d="M12957 3258h-526-1794-524" svg:viewBox="0 0 2845 1">
            <text:p/>
          </draw:connector>
        </draw:g>
      </draw:page>
      <draw:page draw:name="page2" draw:style-name="dp1" draw:master-page-name="Default">
        <draw:g>
          <draw:custom-shape draw:style-name="gr1" draw:text-style-name="P2" draw:layer="layout" svg:width="7.369cm" svg:height="4.457cm" svg:x="12.956cm" svg:y="6.996cm">
            <text:p text:style-name="P1"><text:span text:style-name="T1">transaction id: demo1x..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3.544cm" svg:height="1.125cm" svg:x="13.072cm" svg:y="7.798cm">
            <text:p text:style-name="P1"><text:span text:style-name="T2">fulfillment: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544cm" svg:height="1.125cm" svg:x="16.672cm" svg:y="7.798cm">
            <text:p text:style-name="P1"><text:span text:style-name="T2">condition: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.146cm" svg:height="1.125cm" svg:x="13.08cm" svg:y="10.209cm">
            <text:p text:style-name="P1"><text:span text:style-name="T2">payload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xml:id="id3" draw:id="id3" draw:layer="layout" svg:width="3.544cm" svg:height="1.125cm" svg:x="13.072cm" svg:y="8.998cm">
            <text:p text:style-name="P1"><text:span text:style-name="T2">fulfillment: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544cm" svg:height="1.125cm" svg:x="16.672cm" svg:y="8.998cm">
            <text:p text:style-name="P1"><text:span text:style-name="T2">condition:1</text:span></text:p>
            <draw:enhanced-geometry svg:viewBox="0 0 21600 21600" draw:type="rectangle" draw:enhanced-path="M 0 0 L 21600 0 21600 21600 0 21600 0 0 Z N"/>
          </draw:custom-shape>
          <draw:g xml:id="id6" draw:id="id6">
            <draw:custom-shape draw:style-name="gr1" draw:text-style-name="P2" draw:layer="layout" svg:width="7.369cm" svg:height="3.264cm" svg:x="2.743cm" svg:y="5.558cm">
              <text:p text:style-name="P1"><text:span text:style-name="T1">transaction id: fake12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59cm" svg:y="6.36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59cm" svg:y="6.36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7cm" svg:y="7.57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7.369cm" svg:height="3.264cm" svg:x="2.743cm" svg:y="9.168cm">
              <text:p text:style-name="P1"><text:span text:style-name="T1">transaction id: madeup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59cm" svg:y="9.97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3.544cm" svg:height="1.125cm" svg:x="6.459cm" svg:y="9.97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7cm" svg:y="11.18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6" draw:layer="layout" svg:x1="13.072cm" svg:y1="9.56cm" svg:x2="10.112cm" svg:y2="10.8cm" draw:start-shape="id3" draw:start-glue-point="3" draw:end-shape="id4" draw:end-glue-point="1" svg:d="M13072 9560h-1468v1240h-1492" svg:viewBox="0 0 2961 1241">
            <text:p/>
          </draw:connector>
          <draw:connector draw:style-name="gr7" draw:text-style-name="P6" draw:layer="layout" svg:x1="13.072cm" svg:y1="8.36cm" svg:x2="10.112cm" svg:y2="7.19cm" draw:start-shape="id5" draw:start-glue-point="3" draw:end-shape="id6" svg:d="M13072 8360h-1468v-1170h-1492" svg:viewBox="0 0 2961 1171">
            <text:p/>
          </draw:connector>
        </draw:g>
      </draw:page>
      <draw:page draw:name="page3" draw:style-name="dp1" draw:master-page-name="Default">
        <draw:g>
          <draw:g xml:id="id7" draw:id="id7">
            <draw:custom-shape draw:style-name="gr8" draw:text-style-name="P2" draw:layer="layout" svg:width="7.369cm" svg:height="3.264cm" svg:x="2.743cm" svg:y="5.558cm">
              <text:p text:style-name="P1"><text:span text:style-name="T1">transaction id: escrow12...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544cm" svg:height="1.125cm" svg:x="2.859cm" svg:y="6.36cm">
              <text:p text:style-name="P1"><text:span text:style-name="T3">fulfillment:0</text:span></text:p>
              <text:p text:style-name="P1"><text:span text:style-name="T3">[Alice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3.544cm" svg:height="1.125cm" svg:x="6.459cm" svg:y="6.36cm">
              <text:p text:style-name="P1"><text:span text:style-name="T3">Condition:0</text:span></text:p>
              <text:p text:style-name="P1"><text:span text:style-name="T3">[Alice, Bob]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7.146cm" svg:height="1.125cm" svg:x="2.867cm" svg:y="7.57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9" draw:id="id9">
            <draw:custom-shape draw:style-name="gr8" draw:text-style-name="P2" draw:layer="layout" svg:width="7.369cm" svg:height="3.264cm" svg:x="13.523cm" svg:y="3.507cm">
              <text:p text:style-name="P1"><text:span text:style-name="T1">transaction id: execute0...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3.544cm" svg:height="1.125cm" svg:x="13.639cm" svg:y="4.309cm">
              <text:p text:style-name="P1"><text:span text:style-name="T3">Fulfillment:0</text:span></text:p>
              <text:p text:style-name="P1"><text:span text:style-name="T3">[Bob]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4" draw:layer="layout" svg:width="3.544cm" svg:height="1.125cm" svg:x="17.249cm" svg:y="4.309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7.146cm" svg:height="1.125cm" svg:x="13.647cm" svg:y="5.52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8" draw:text-style-name="P2" draw:layer="layout" svg:width="7.369cm" svg:height="3.264cm" svg:x="13.523cm" svg:y="7.795cm">
              <text:p text:style-name="P1"><text:span text:style-name="T1">transaction id: abort31...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3.544cm" svg:height="1.125cm" svg:x="13.639cm" svg:y="8.597cm">
              <text:p text:style-name="P1"><text:span text:style-name="T3">Fulfillment:0</text:span></text:p>
              <text:p text:style-name="P1"><text:span text:style-name="T3">[Alice]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4" draw:layer="layout" svg:width="3.544cm" svg:height="1.125cm" svg:x="17.239cm" svg:y="8.597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7.146cm" svg:height="1.125cm" svg:x="13.647cm" svg:y="9.808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12" draw:text-style-name="P10" draw:layer="layout" draw:type="lines" svg:x1="10.112cm" svg:y1="7.19cm" svg:x2="13.523cm" svg:y2="9.427cm" draw:start-shape="id7" draw:end-shape="id8" draw:end-glue-point="3" svg:d="M10112 7190h524l2361 2237h526" svg:viewBox="0 0 3412 2238">
            <text:p/>
          </draw:connector>
          <draw:connector draw:style-name="gr13" draw:text-style-name="P10" draw:layer="layout" draw:type="lines" svg:x1="10.112cm" svg:y1="7.19cm" svg:x2="13.523cm" svg:y2="5.139cm" draw:start-shape="id7" draw:end-shape="id9" draw:end-glue-point="3" svg:d="M10112 7190h524l2361-2051h526" svg:viewBox="0 0 3412 2052">
            <text:p/>
          </draw:connector>
          <draw:frame draw:style-name="gr14" draw:text-style-name="P11" draw:layer="layout" svg:width="2.242cm" svg:height="0.806cm" draw:transform="rotate (0.750491578357562) translate (10.524cm 6.305cm)">
            <draw:text-box>
              <text:p><text:span text:style-name="T2">execute</text:span></text:p>
            </draw:text-box>
          </draw:frame>
          <draw:frame draw:style-name="gr15" draw:text-style-name="P12" draw:layer="layout" svg:width="1.717cm" svg:height="0.839cm" draw:transform="rotate (-0.750491578357561) translate (11.212cm 7.799cm)">
            <draw:text-box>
              <text:p text:style-name="P1"><text:span text:style-name="T4">abort</text:span></text:p>
            </draw:text-box>
          </draw:frame>
        </draw:g>
      </draw:page>
      <draw:page draw:name="page4" draw:style-name="dp1" draw:master-page-name="Default">
        <draw:custom-shape draw:style-name="gr16" draw:text-style-name="P6" xml:id="id12" draw:id="id12" draw:layer="layout" svg:width="1.493cm" svg:height="1.493cm" svg:x="5.997cm" svg:y="3.724cm">
          <text:p text:style-name="P1"/>
          <text:p text:style-name="P1">2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7" draw:text-style-name="P13" xml:id="id15" draw:id="id15" draw:layer="layout" svg:width="1.494cm" svg:height="0.957cm" svg:x="5.997cm" svg:y="3.515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8" draw:text-style-name="P1" draw:layer="layout" svg:x1="7.491cm" svg:y1="4.366cm" svg:x2="7.491cm" svg:y2="4.366cm" svg:d="M7491 4366z" svg:viewBox="0 0 1 1">
          <text:p/>
        </draw:connector>
        <draw:custom-shape draw:style-name="gr16" draw:text-style-name="P6" xml:id="id11" draw:id="id11" draw:layer="layout" svg:width="1.493cm" svg:height="1.493cm" svg:x="9.507cm" svg:y="3.725cm">
          <text:p text:style-name="P1"/>
          <text:p text:style-name="P1">2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7" draw:text-style-name="P13" xml:id="id14" draw:id="id14" draw:layer="layout" svg:width="1.494cm" svg:height="0.957cm" svg:x="9.507cm" svg:y="3.516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8" draw:text-style-name="P1" draw:layer="layout" svg:x1="11.001cm" svg:y1="4.367cm" svg:x2="11.001cm" svg:y2="4.367cm" svg:d="M11001 4367z" svg:viewBox="0 0 1 1">
          <text:p/>
        </draw:connector>
        <draw:custom-shape draw:style-name="gr16" draw:text-style-name="P6" xml:id="id18" draw:id="id18" draw:layer="layout" svg:width="1.493cm" svg:height="1.493cm" svg:x="7.751cm" svg:y="6.826cm">
          <text:p text:style-name="P1"/>
          <text:p text:style-name="P1">1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7" draw:text-style-name="P13" xml:id="id10" draw:id="id10" draw:layer="layout" svg:width="1.494cm" svg:height="0.957cm" svg:x="7.751cm" svg:y="6.617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8" draw:text-style-name="P1" draw:layer="layout" svg:x1="9.245cm" svg:y1="7.468cm" svg:x2="9.245cm" svg:y2="7.468cm" svg:d="M9245 7468z" svg:viewBox="0 0 1 1">
          <text:p/>
        </draw:connector>
        <draw:connector draw:style-name="gr19" draw:text-style-name="P1" draw:layer="layout" svg:x1="8.849cm" svg:y1="6.618cm" svg:x2="10.254cm" svg:y2="5.218cm" draw:start-shape="id10" draw:start-glue-point="4" draw:end-shape="id11" draw:end-glue-point="8" svg:d="M8849 6618v-700h1405v-700" svg:viewBox="0 0 1406 1401">
          <text:p/>
        </draw:connector>
        <draw:connector draw:style-name="gr19" draw:text-style-name="P1" draw:layer="layout" svg:x1="6.744cm" svg:y1="5.217cm" svg:x2="8.153cm" svg:y2="6.624cm" draw:start-shape="id12" draw:start-glue-point="8" draw:end-shape="id10" draw:end-glue-point="5" svg:d="M6744 5217v701h1409v706" svg:viewBox="0 0 1410 1408">
          <text:p/>
        </draw:connector>
        <draw:custom-shape draw:style-name="gr20" draw:text-style-name="P14" xml:id="id13" draw:id="id13" draw:layer="layout" svg:width="2.145cm" svg:height="1.049cm" svg:x="7.437cm" svg:y="1.314cm">
          <text:p text:style-name="P10"><text:span text:style-name="T4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8.509cm" svg:y1="2.363cm" svg:x2="9.909cm" svg:y2="3.523cm" draw:start-shape="id13" draw:start-glue-point="2" draw:end-shape="id14" draw:end-glue-point="5" svg:d="M8509 2363v577h1400v583" svg:viewBox="0 0 1401 1161">
          <text:p/>
        </draw:connector>
        <draw:custom-shape draw:style-name="gr21" draw:text-style-name="P15" draw:layer="layout" svg:width="0.17cm" svg:height="0.17cm" svg:x="9.823cm" svg:y="3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8.509cm" svg:y1="2.363cm" svg:x2="7.095cm" svg:y2="3.516cm" draw:start-shape="id13" draw:start-glue-point="2" draw:end-shape="id15" draw:end-glue-point="4" svg:d="M8509 2363v576h-1414v577" svg:viewBox="0 0 1415 1154">
          <text:p/>
        </draw:connector>
        <draw:custom-shape draw:style-name="gr22" draw:text-style-name="P14" xml:id="id17" draw:id="id17" draw:layer="layout" svg:width="2.145cm" svg:height="1.049cm" svg:x="10.537cm" svg:y="1.314cm">
          <text:p text:style-name="P10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xml:id="id16" draw:id="id16" draw:layer="layout" svg:width="2.145cm" svg:height="1.049cm" svg:x="4.337cm" svg:y="1.314cm">
          <text:p text:style-name="P10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5.409cm" svg:y1="2.363cm" svg:x2="6.399cm" svg:y2="3.522cm" draw:start-shape="id16" draw:start-glue-point="2" draw:end-shape="id15" draw:end-glue-point="5" svg:d="M5409 2363v576h990v583" svg:viewBox="0 0 991 1160">
          <text:p/>
        </draw:connector>
        <draw:connector draw:style-name="gr19" draw:text-style-name="P1" draw:layer="layout" svg:x1="11.609cm" svg:y1="2.363cm" svg:x2="10.605cm" svg:y2="3.517cm" draw:start-shape="id17" draw:start-glue-point="2" draw:end-shape="id14" draw:end-glue-point="4" svg:d="M11609 2363v577h-1004v577" svg:viewBox="0 0 1005 1155">
          <text:p/>
        </draw:connector>
        <draw:custom-shape draw:style-name="gr21" draw:text-style-name="P15" xml:id="id19" draw:id="id19" draw:layer="layout" svg:width="0.254cm" svg:height="0.254cm" svg:x="8.36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8.498cm" svg:y1="8.319cm" svg:x2="8.493cm" svg:y2="8.638cm" draw:start-shape="id18" draw:start-glue-point="8" draw:end-shape="id19" draw:end-glue-point="4" svg:d="M8498 8319v160h-5v159" svg:viewBox="0 0 6 3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6:39:38.920295963</meta:creation-date>
    <dc:date>2016-05-25T16:26:25.853661223</dc:date>
    <meta:editing-duration>PT58M49S</meta:editing-duration>
    <meta:editing-cycles>15</meta:editing-cycles>
    <meta:generator>LibreOffice/5.1.2.2$Linux_X86_64 LibreOffice_project/10m0$Build-2</meta:generator>
    <meta:document-statistic meta:object-count="72"/>
  </office:meta>
</office:document-meta>
</file>